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Calibri" officeooo:rsid="001d3b7c" officeooo:paragraph-rsid="001d3b7c"/>
    </style:style>
    <style:style style:name="P2" style:family="paragraph" style:parent-style-name="Preformatted_20_Text">
      <style:text-properties officeooo:paragraph-rsid="001d3b7c"/>
    </style:style>
    <style:style style:name="P3" style:family="paragraph" style:parent-style-name="Preformatted_20_Text">
      <style:text-properties officeooo:paragraph-rsid="002126ad"/>
    </style:style>
    <style:style style:name="P4" style:family="paragraph" style:parent-style-name="Preformatted_20_Text">
      <style:text-properties fo:color="#000000" style:font-name="Calibri" fo:font-size="10pt" officeooo:paragraph-rsid="001d3b7c" style:font-size-asian="10pt" style:font-size-complex="10pt"/>
    </style:style>
    <style:style style:name="P5" style:family="paragraph" style:parent-style-name="Preformatted_20_Text">
      <style:text-properties fo:color="#000000" style:font-name="Calibri" fo:font-size="10pt" officeooo:rsid="001d3b7c" officeooo:paragraph-rsid="001d3b7c" style:font-size-asian="10pt" style:font-size-complex="10pt"/>
    </style:style>
    <style:style style:name="P6" style:family="paragraph" style:parent-style-name="Preformatted_20_Text">
      <style:text-properties fo:color="#000000" style:font-name="Calibri" fo:font-size="10pt" officeooo:rsid="001ff5b6" officeooo:paragraph-rsid="001ff5b6" style:font-size-asian="10pt" style:font-size-complex="10pt"/>
    </style:style>
    <style:style style:name="P7" style:family="paragraph" style:parent-style-name="Preformatted_20_Text">
      <style:text-properties fo:color="#000000" style:font-name="Calibri" fo:font-size="10pt" officeooo:rsid="002126ad" officeooo:paragraph-rsid="002126ad" style:font-size-asian="10pt" style:font-size-complex="10pt"/>
    </style:style>
    <style:style style:name="P8" style:family="paragraph" style:parent-style-name="Preformatted_20_Text">
      <style:text-properties fo:color="#000000" style:font-name="Calibri" fo:font-size="10pt" officeooo:rsid="00246802" officeooo:paragraph-rsid="00246802" style:font-size-asian="10pt" style:font-size-complex="10pt"/>
    </style:style>
    <style:style style:name="P9" style:family="paragraph" style:parent-style-name="Preformatted_20_Text">
      <style:text-properties fo:color="#000000" style:font-name="Calibri" fo:font-size="10pt" officeooo:rsid="0025c416" officeooo:paragraph-rsid="0025c416" style:font-size-asian="10pt" style:font-size-complex="10pt"/>
    </style:style>
    <style:style style:name="P10" style:family="paragraph" style:parent-style-name="Preformatted_20_Text">
      <style:text-properties style:font-name="Calibri" officeooo:rsid="001d3b7c" officeooo:paragraph-rsid="001d3b7c"/>
    </style:style>
    <style:style style:name="P11" style:family="paragraph" style:parent-style-name="Preformatted_20_Text">
      <style:text-properties style:font-name="Calibri" officeooo:rsid="002aa70e" officeooo:paragraph-rsid="002aa70e"/>
    </style:style>
    <style:style style:name="P12" style:family="paragraph" style:parent-style-name="Preformatted_20_Text">
      <style:text-properties style:font-name="Calibri" fo:font-size="14pt" fo:font-weight="bold" officeooo:rsid="002aa70e" officeooo:paragraph-rsid="002aa70e" style:font-name-asian="NSimSun1" style:font-size-asian="14pt" style:font-weight-asian="bold" style:font-name-complex="Liberation Mono" style:font-size-complex="14pt" style:font-weight-complex="bold"/>
    </style:style>
    <style:style style:name="P13" style:family="paragraph" style:parent-style-name="Preformatted_20_Text">
      <style:text-properties style:font-name="Calibri" fo:font-size="10pt" officeooo:rsid="002126ad" officeooo:paragraph-rsid="002e8539" style:font-size-asian="10pt" style:font-size-complex="10pt"/>
    </style:style>
    <style:style style:name="P14" style:family="paragraph" style:parent-style-name="Preformatted_20_Text">
      <style:text-properties fo:color="#000000" style:font-name="Calibri" fo:font-size="10pt" officeooo:rsid="001d3b7c" officeooo:paragraph-rsid="001d3b7c" style:font-size-asian="10pt" style:font-size-complex="10pt"/>
    </style:style>
    <style:style style:name="P15" style:family="paragraph" style:parent-style-name="Preformatted_20_Text">
      <style:text-properties fo:color="#000000" style:font-name="Calibri" fo:font-size="10pt" officeooo:rsid="001d3b7c" officeooo:paragraph-rsid="002aa70e" style:font-size-asian="10pt" style:font-size-complex="10pt"/>
    </style:style>
    <style:style style:name="P16" style:family="paragraph" style:parent-style-name="Preformatted_20_Text">
      <style:text-properties fo:color="#000000" style:font-name="Calibri" fo:font-size="10pt" officeooo:rsid="002aa70e" officeooo:paragraph-rsid="002aa70e" style:font-size-asian="10pt" style:font-size-complex="10pt"/>
    </style:style>
    <style:style style:name="P17" style:family="paragraph" style:parent-style-name="Preformatted_20_Text">
      <style:text-properties fo:color="#000000" style:font-name="Calibri" fo:font-size="10pt" officeooo:rsid="001d8d51" officeooo:paragraph-rsid="001d3b7c" style:font-size-asian="10pt" style:font-size-complex="10pt"/>
    </style:style>
    <style:style style:name="P18" style:family="paragraph" style:parent-style-name="Preformatted_20_Text">
      <style:text-properties fo:color="#000000" style:font-name="Calibri" fo:font-size="10pt" officeooo:rsid="001d8d51" officeooo:paragraph-rsid="001d8d51" style:font-size-asian="10pt" style:font-size-complex="10pt"/>
    </style:style>
    <style:style style:name="P19" style:family="paragraph" style:parent-style-name="Preformatted_20_Text">
      <style:text-properties fo:color="#000000" style:font-name="Calibri" fo:font-size="10pt" officeooo:rsid="002bdfb3" officeooo:paragraph-rsid="001d8d51" style:font-size-asian="10pt" style:font-size-complex="10pt"/>
    </style:style>
    <style:style style:name="P20" style:family="paragraph" style:parent-style-name="Preformatted_20_Text">
      <style:text-properties fo:color="#000000" style:font-name="Calibri" fo:font-size="10pt" officeooo:rsid="002bdfb3" officeooo:paragraph-rsid="002bdfb3" style:font-size-asian="10pt" style:font-size-complex="10pt"/>
    </style:style>
    <style:style style:name="P21" style:family="paragraph" style:parent-style-name="Preformatted_20_Text">
      <style:text-properties fo:color="#000000" style:font-name="Calibri" fo:font-size="10pt" officeooo:rsid="001ef7aa" officeooo:paragraph-rsid="002bdfb3" style:font-size-asian="10pt" style:font-size-complex="10pt"/>
    </style:style>
    <style:style style:name="P22" style:family="paragraph" style:parent-style-name="Preformatted_20_Text">
      <style:text-properties fo:color="#000000" style:font-name="Calibri" fo:font-size="10pt" officeooo:rsid="001ef7aa" officeooo:paragraph-rsid="001ef7aa" style:font-size-asian="10pt" style:font-size-complex="10pt"/>
    </style:style>
    <style:style style:name="P23" style:family="paragraph" style:parent-style-name="Preformatted_20_Text">
      <style:text-properties fo:color="#000000" style:font-name="Calibri" fo:font-size="10pt" officeooo:rsid="002c4709" officeooo:paragraph-rsid="002c4709" style:font-size-asian="10pt" style:font-size-complex="10pt"/>
    </style:style>
    <style:style style:name="P24" style:family="paragraph" style:parent-style-name="Preformatted_20_Text">
      <style:text-properties fo:color="#000000" style:font-name="Calibri" fo:font-size="10pt" officeooo:rsid="002cc84a" officeooo:paragraph-rsid="002cc84a" style:font-size-asian="10pt" style:font-size-complex="10pt"/>
    </style:style>
    <style:style style:name="P25" style:family="paragraph" style:parent-style-name="Preformatted_20_Text">
      <style:text-properties fo:color="#000000" style:font-name="Calibri" fo:font-size="10pt" officeooo:rsid="001ff5b6" officeooo:paragraph-rsid="001ff5b6" style:font-size-asian="10pt" style:font-size-complex="10pt"/>
    </style:style>
    <style:style style:name="P26" style:family="paragraph" style:parent-style-name="Preformatted_20_Text">
      <style:text-properties fo:color="#000000" style:font-name="Calibri" fo:font-size="10pt" officeooo:rsid="001ff5b6" officeooo:paragraph-rsid="001ef7aa" style:font-size-asian="10pt" style:font-size-complex="10pt"/>
    </style:style>
    <style:style style:name="P27" style:family="paragraph" style:parent-style-name="Preformatted_20_Text">
      <style:text-properties fo:color="#000000" style:font-name="Calibri" fo:font-size="10pt" officeooo:rsid="001ff5b6" officeooo:paragraph-rsid="002d5205" style:font-size-asian="10pt" style:font-size-complex="10pt"/>
    </style:style>
    <style:style style:name="P28" style:family="paragraph" style:parent-style-name="Preformatted_20_Text">
      <style:text-properties fo:color="#000000" style:font-name="Calibri" fo:font-size="10pt" officeooo:rsid="002d5205" officeooo:paragraph-rsid="002d5205" style:font-size-asian="10pt" style:font-size-complex="10pt"/>
    </style:style>
    <style:style style:name="P29" style:family="paragraph" style:parent-style-name="Preformatted_20_Text">
      <style:text-properties fo:color="#000000" style:font-name="Calibri" fo:font-size="10pt" officeooo:rsid="002126ad" officeooo:paragraph-rsid="002126ad" style:font-size-asian="10pt" style:font-size-complex="10pt"/>
    </style:style>
    <style:style style:name="P30" style:family="paragraph" style:parent-style-name="Preformatted_20_Text">
      <style:text-properties fo:color="#000000" style:font-name="Calibri" fo:font-size="10pt" officeooo:rsid="00225ec1" officeooo:paragraph-rsid="00225ec1" style:font-size-asian="10pt" style:font-size-complex="10pt"/>
    </style:style>
    <style:style style:name="P31" style:family="paragraph" style:parent-style-name="Preformatted_20_Text">
      <style:text-properties fo:color="#000000" style:font-name="Calibri" fo:font-size="10pt" officeooo:rsid="00246802" officeooo:paragraph-rsid="00246802" style:font-size-asian="10pt" style:font-size-complex="10pt"/>
    </style:style>
    <style:style style:name="P32" style:family="paragraph" style:parent-style-name="Preformatted_20_Text">
      <style:text-properties fo:color="#000000" style:font-name="Calibri" fo:font-size="10pt" officeooo:rsid="00246802" officeooo:paragraph-rsid="002f4196" style:font-size-asian="10pt" style:font-size-complex="10pt"/>
    </style:style>
    <style:style style:name="P33" style:family="paragraph" style:parent-style-name="Preformatted_20_Text">
      <style:text-properties fo:color="#000000" style:font-name="Calibri" fo:font-size="10pt" officeooo:rsid="002f4196" officeooo:paragraph-rsid="002f4196" style:font-size-asian="10pt" style:font-size-complex="10pt"/>
    </style:style>
    <style:style style:name="P34" style:family="paragraph" style:parent-style-name="Preformatted_20_Text">
      <style:text-properties fo:color="#000000" style:font-name="Calibri" fo:font-size="10pt" officeooo:rsid="0030c3b3" officeooo:paragraph-rsid="0030c3b3" style:font-size-asian="10pt" style:font-size-complex="10pt"/>
    </style:style>
    <style:style style:name="P35" style:family="paragraph" style:parent-style-name="Preformatted_20_Text">
      <style:text-properties fo:color="#000000" style:font-name="Calibri" fo:font-size="10pt" officeooo:rsid="0025c416" officeooo:paragraph-rsid="0025c416" style:font-size-asian="10pt" style:font-size-complex="10pt"/>
    </style:style>
    <style:style style:name="P36" style:family="paragraph" style:parent-style-name="Preformatted_20_Text">
      <style:text-properties fo:color="#000000" style:font-name="Calibri" fo:font-size="10pt" officeooo:rsid="003205de" officeooo:paragraph-rsid="003205de" style:font-size-asian="10pt" style:font-size-complex="10pt"/>
    </style:style>
    <style:style style:name="P37" style:family="paragraph" style:parent-style-name="Preformatted_20_Text">
      <style:text-properties fo:color="#000000" style:font-name="Calibri" fo:font-size="10pt" officeooo:rsid="0032f908" officeooo:paragraph-rsid="0032f908" style:font-size-asian="10pt" style:font-size-complex="10pt"/>
    </style:style>
    <style:style style:name="P38" style:family="paragraph" style:parent-style-name="Preformatted_20_Text">
      <style:text-properties fo:color="#000000" style:font-name="Calibri" fo:font-size="10pt" officeooo:rsid="00338f62" officeooo:paragraph-rsid="00338f62" style:font-size-asian="10pt" style:font-size-complex="10pt"/>
    </style:style>
    <style:style style:name="P39" style:family="paragraph" style:parent-style-name="Preformatted_20_Text">
      <style:text-properties fo:color="#000000" style:font-name="Calibri" fo:font-size="10pt" officeooo:rsid="002635bb" officeooo:paragraph-rsid="002635bb" style:font-size-asian="10pt" style:font-size-complex="10pt"/>
    </style:style>
    <style:style style:name="P40" style:family="paragraph" style:parent-style-name="Preformatted_20_Text">
      <style:text-properties fo:color="#000000" style:font-name="Calibri" fo:font-size="10pt" fo:font-weight="normal" officeooo:rsid="002f4196" officeooo:paragraph-rsid="002f4196" style:font-size-asian="8.75pt" style:font-weight-asian="normal" style:font-size-complex="10pt" style:font-weight-complex="normal"/>
    </style:style>
    <style:style style:name="P41" style:family="paragraph" style:parent-style-name="Preformatted_20_Text">
      <style:text-properties fo:color="#000000" style:font-name="Calibri" fo:font-size="10pt" officeooo:rsid="0030c3b3" officeooo:paragraph-rsid="0030c3b3" style:font-name-asian="NSimSun1" style:font-size-asian="10pt" style:font-name-complex="Liberation Mono" style:font-size-complex="10pt"/>
    </style:style>
    <style:style style:name="P42" style:family="paragraph" style:parent-style-name="Preformatted_20_Text">
      <style:text-properties fo:color="#000000" style:font-name="Calibri" fo:font-size="14pt" officeooo:rsid="001ff5b6" officeooo:paragraph-rsid="002d5205" style:font-size-asian="14pt" style:font-size-complex="14pt"/>
    </style:style>
    <style:style style:name="P43" style:family="paragraph" style:parent-style-name="Preformatted_20_Text">
      <style:text-properties fo:color="#000000" style:font-name="Calibri" fo:font-size="14pt" officeooo:rsid="002126ad" officeooo:paragraph-rsid="002126ad" style:font-size-asian="14pt" style:font-size-complex="14pt"/>
    </style:style>
    <style:style style:name="P44" style:family="paragraph" style:parent-style-name="Preformatted_20_Text">
      <style:text-properties fo:color="#000000" style:font-name="Calibri" fo:font-size="14pt" fo:font-weight="bold" officeooo:rsid="002aa70e" officeooo:paragraph-rsid="002aa70e" style:font-size-asian="14pt" style:font-weight-asian="bold" style:font-size-complex="14pt" style:font-weight-complex="bold"/>
    </style:style>
    <style:style style:name="P45" style:family="paragraph" style:parent-style-name="Preformatted_20_Text">
      <style:text-properties fo:color="#000000" style:font-name="Calibri" fo:font-size="14pt" fo:font-weight="bold" officeooo:rsid="002bdfb3" officeooo:paragraph-rsid="002bdfb3" style:font-size-asian="14pt" style:font-weight-asian="bold" style:font-size-complex="14pt" style:font-weight-complex="bold"/>
    </style:style>
    <style:style style:name="P46" style:family="paragraph" style:parent-style-name="Preformatted_20_Text">
      <style:text-properties fo:color="#000000" style:font-name="Calibri" fo:font-size="14pt" fo:font-weight="bold" officeooo:rsid="001d8d51" officeooo:paragraph-rsid="001d8d51" style:font-size-asian="14pt" style:font-weight-asian="bold" style:font-size-complex="14pt" style:font-weight-complex="bold"/>
    </style:style>
    <style:style style:name="P47" style:family="paragraph" style:parent-style-name="Preformatted_20_Text">
      <style:text-properties fo:color="#000000" style:font-name="Calibri" fo:font-size="14pt" fo:font-weight="bold" officeooo:rsid="001ef7aa" officeooo:paragraph-rsid="001ef7aa" style:font-size-asian="14pt" style:font-weight-asian="bold" style:font-size-complex="14pt" style:font-weight-complex="bold"/>
    </style:style>
    <style:style style:name="P48" style:family="paragraph" style:parent-style-name="Preformatted_20_Text">
      <style:text-properties fo:color="#000000" style:font-name="Calibri" fo:font-size="14pt" fo:font-weight="bold" officeooo:rsid="002cc84a" officeooo:paragraph-rsid="002cc84a" style:font-size-asian="14pt" style:font-weight-asian="bold" style:font-size-complex="14pt" style:font-weight-complex="bold"/>
    </style:style>
    <style:style style:name="P49" style:family="paragraph" style:parent-style-name="Preformatted_20_Text">
      <style:text-properties fo:color="#000000" style:font-name="Calibri" fo:font-size="14pt" fo:font-weight="bold" officeooo:rsid="002d5205" officeooo:paragraph-rsid="002d5205" style:font-size-asian="14pt" style:font-weight-asian="bold" style:font-size-complex="14pt" style:font-weight-complex="bold"/>
    </style:style>
    <style:style style:name="P50" style:family="paragraph" style:parent-style-name="Preformatted_20_Text">
      <style:text-properties fo:color="#000000" style:font-name="Calibri" fo:font-size="14pt" fo:font-weight="bold" officeooo:rsid="002e8539" officeooo:paragraph-rsid="002e8539" style:font-size-asian="14pt" style:font-weight-asian="bold" style:font-size-complex="14pt" style:font-weight-complex="bold"/>
    </style:style>
    <style:style style:name="P51" style:family="paragraph" style:parent-style-name="Preformatted_20_Text">
      <style:text-properties fo:color="#000000" style:font-name="Calibri" fo:font-size="14pt" fo:font-weight="bold" officeooo:rsid="002f4196" officeooo:paragraph-rsid="002f4196" style:font-size-asian="14pt" style:font-weight-asian="bold" style:font-size-complex="14pt" style:font-weight-complex="bold"/>
    </style:style>
    <style:style style:name="P52" style:family="paragraph" style:parent-style-name="Preformatted_20_Text">
      <style:text-properties fo:color="#000000" style:font-name="Calibri" fo:font-size="14pt" fo:font-weight="bold" officeooo:rsid="0030c3b3" officeooo:paragraph-rsid="0030c3b3" style:font-size-asian="14pt" style:font-weight-asian="bold" style:font-size-complex="14pt" style:font-weight-complex="bold"/>
    </style:style>
    <style:style style:name="P53" style:family="paragraph" style:parent-style-name="Preformatted_20_Text">
      <style:text-properties fo:color="#000000" style:font-name="Calibri" fo:font-size="24pt" fo:font-weight="bold" officeooo:rsid="00338f62" officeooo:paragraph-rsid="00338f62" style:font-size-asian="24pt" style:font-weight-asian="bold" style:font-size-complex="24pt" style:font-weight-complex="bold"/>
    </style:style>
    <style:style style:name="P54" style:family="paragraph" style:parent-style-name="Preformatted_20_Text">
      <style:text-properties fo:color="#000000" style:font-name="Calibri" fo:font-size="24pt" fo:font-weight="bold" officeooo:rsid="00246802" officeooo:paragraph-rsid="00246802" style:font-size-asian="24pt" style:font-weight-asian="bold" style:font-size-complex="24pt" style:font-weight-complex="bold"/>
    </style:style>
    <style:style style:name="P55" style:family="paragraph" style:parent-style-name="Preformatted_20_Text">
      <style:text-properties fo:font-size="10pt" fo:font-weight="normal" officeooo:rsid="00338f62" officeooo:paragraph-rsid="00338f62" style:font-size-asian="8.75pt" style:font-weight-asian="normal" style:font-size-complex="10pt" style:font-weight-complex="normal"/>
    </style:style>
    <style:style style:name="P56" style:family="paragraph" style:parent-style-name="Preformatted_20_Text">
      <style:text-properties officeooo:paragraph-rsid="001ef7aa"/>
    </style:style>
    <style:style style:name="P57" style:family="paragraph" style:parent-style-name="Preformatted_20_Text">
      <style:text-properties officeooo:paragraph-rsid="002126ad"/>
    </style:style>
    <style:style style:name="P58" style:family="paragraph" style:parent-style-name="Preformatted_20_Text">
      <style:text-properties officeooo:paragraph-rsid="00246802"/>
    </style:style>
    <style:style style:name="P59" style:family="paragraph" style:parent-style-name="Preformatted_20_Text">
      <style:text-properties officeooo:paragraph-rsid="0025c416"/>
    </style:style>
    <style:style style:name="P60" style:family="paragraph" style:parent-style-name="Preformatted_20_Text">
      <style:text-properties officeooo:rsid="0030c3b3" officeooo:paragraph-rsid="0030c3b3"/>
    </style:style>
    <style:style style:name="P61" style:family="paragraph" style:parent-style-name="Preformatted_20_Text">
      <style:text-properties officeooo:paragraph-rsid="003205de"/>
    </style:style>
    <style:style style:name="P62" style:family="paragraph" style:parent-style-name="Preformatted_20_Text">
      <style:paragraph-properties fo:break-before="page"/>
      <style:text-properties officeooo:paragraph-rsid="003205de"/>
    </style:style>
    <style:style style:name="T1" style:family="text">
      <style:text-properties fo:font-variant="normal" fo:text-transform="none" fo:color="#000000" style:font-name="Calibri" fo:font-size="10pt" fo:letter-spacing="normal" fo:font-style="normal" fo:font-weight="normal" style:font-size-asian="10pt" style:font-size-complex="10pt"/>
    </style:style>
    <style:style style:name="T2" style:family="text">
      <style:text-properties fo:font-variant="normal" fo:text-transform="none" fo:color="#000000" style:text-line-through-style="none" style:text-line-through-type="none" style:font-name="Calibri" fo:font-size="10pt" fo:letter-spacing="normal" fo:font-style="normal" style:text-underline-style="none" fo:font-weight="normal" style:text-blinking="false" fo:background-color="#ffffff" loext:char-shading-value="0" style:font-size-asian="10pt" style:font-size-complex="10pt"/>
    </style:style>
    <style:style style:name="T3" style:family="text">
      <style:text-properties fo:font-variant="normal" fo:text-transform="none" fo:color="#141412" fo:letter-spacing="normal" fo:font-style="normal" fo:font-weight="normal"/>
    </style:style>
    <style:style style:name="T4" style:family="text">
      <style:text-properties fo:font-variant="normal" fo:text-transform="none" fo:color="#141412" fo:letter-spacing="normal" fo:font-style="normal" fo:font-weight="normal" officeooo:rsid="001ff5b6"/>
    </style:style>
    <style:style style:name="T5" style:family="text">
      <style:text-properties fo:font-variant="normal" fo:text-transform="none" fo:color="#141412" fo:letter-spacing="normal" fo:font-style="normal" fo:font-weight="normal" officeooo:rsid="002e8539"/>
    </style:style>
    <style:style style:name="T6" style:family="text">
      <style:text-properties style:font-name="Calibri" fo:font-size="10pt" officeooo:rsid="001d3b7c" style:font-name-asian="NSimSun1" style:font-size-asian="10pt" style:font-name-complex="Liberation Mono" style:font-size-complex="10pt"/>
    </style:style>
    <style:style style:name="T7" style:family="text">
      <style:text-properties style:font-name="Calibri" fo:font-size="10pt" officeooo:rsid="002aa70e" style:font-name-asian="NSimSun1" style:font-size-asian="10pt" style:font-name-complex="Liberation Mono" style:font-size-complex="10pt"/>
    </style:style>
    <style:style style:name="T8" style:family="text">
      <style:text-properties fo:color="#000000"/>
    </style:style>
    <style:style style:name="T9" style:family="text">
      <style:text-properties fo:color="#000000" style:font-name="Calibri"/>
    </style:style>
    <style:style style:name="T10" style:family="text">
      <style:text-properties fo:color="#000000" style:font-name="Calibri" fo:font-size="10pt" style:font-size-asian="10pt" style:font-size-complex="10pt"/>
    </style:style>
    <style:style style:name="T11" style:family="text">
      <style:text-properties fo:color="#000000" style:font-name="Calibri" fo:font-size="10pt" officeooo:rsid="002126ad" style:font-size-asian="10pt" style:font-size-complex="10pt"/>
    </style:style>
    <style:style style:name="T12" style:family="text">
      <style:text-properties fo:color="#000000" style:font-name="Calibri" fo:font-size="10pt" officeooo:rsid="00225ec1" style:font-size-asian="10pt" style:font-size-complex="10pt"/>
    </style:style>
    <style:style style:name="T13" style:family="text">
      <style:text-properties fo:color="#000000" style:font-name="Calibri" fo:font-size="10pt" officeooo:rsid="001ef7aa" style:font-size-asian="10pt" style:font-size-complex="10pt"/>
    </style:style>
    <style:style style:name="T14" style:family="text">
      <style:text-properties fo:color="#000000" style:font-name="Calibri" fo:font-size="10pt" officeooo:rsid="002c4709" style:font-size-asian="10pt" style:font-size-complex="10pt"/>
    </style:style>
    <style:style style:name="T15" style:family="text">
      <style:text-properties fo:color="#000000" style:font-name="Calibri" fo:font-size="10pt" officeooo:rsid="002e8539" style:font-size-asian="10pt" style:font-size-complex="10pt"/>
    </style:style>
    <style:style style:name="T16" style:family="text">
      <style:text-properties fo:color="#000000" style:font-name="Calibri" fo:font-size="10pt" officeooo:rsid="002f4196" style:font-size-asian="10pt" style:font-size-complex="10pt"/>
    </style:style>
    <style:style style:name="T17" style:family="text">
      <style:text-properties fo:color="#000000" style:font-name="Calibri" fo:font-size="10pt" officeooo:rsid="00246802" style:font-size-asian="10pt" style:font-size-complex="10pt"/>
    </style:style>
    <style:style style:name="T18" style:family="text">
      <style:text-properties fo:color="#000000" style:font-name="Calibri" fo:font-size="10pt" officeooo:rsid="0030c3b3" style:font-size-asian="10pt" style:font-size-complex="10pt"/>
    </style:style>
    <style:style style:name="T19" style:family="text">
      <style:text-properties fo:color="#000000" style:font-name="Calibri" fo:font-size="10pt" officeooo:rsid="0025c416" style:font-size-asian="10pt" style:font-size-complex="10pt"/>
    </style:style>
    <style:style style:name="T20" style:family="text">
      <style:text-properties fo:color="#000000" style:font-name="Calibri" fo:font-size="10pt" style:font-name-asian="NSimSun1" style:font-size-asian="10pt" style:font-name-complex="Liberation Mono" style:font-size-complex="10pt"/>
    </style:style>
    <style:style style:name="T21" style:family="text">
      <style:text-properties fo:color="#000000" style:font-name="Calibri" fo:font-size="10pt" officeooo:rsid="002126ad" style:font-name-asian="NSimSun1" style:font-size-asian="10pt" style:font-name-complex="Liberation Mono" style:font-size-complex="10pt"/>
    </style:style>
    <style:style style:name="T22" style:family="text">
      <style:text-properties fo:color="#000000" style:font-name="Calibri" fo:font-size="10pt" officeooo:rsid="00225ec1" style:font-name-asian="NSimSun1" style:font-size-asian="10pt" style:font-name-complex="Liberation Mono" style:font-size-complex="10pt"/>
    </style:style>
    <style:style style:name="T23" style:family="text">
      <style:text-properties fo:color="#000000" style:font-name="Calibri" fo:font-size="10pt" officeooo:rsid="001ef7aa" style:font-name-asian="NSimSun1" style:font-size-asian="10pt" style:font-name-complex="Liberation Mono" style:font-size-complex="10pt"/>
    </style:style>
    <style:style style:name="T24" style:family="text">
      <style:text-properties fo:color="#000000" style:font-name="Calibri" fo:font-size="10pt" officeooo:rsid="002bdfb3" style:font-name-asian="NSimSun1" style:font-size-asian="10pt" style:font-name-complex="Liberation Mono" style:font-size-complex="10pt"/>
    </style:style>
    <style:style style:name="T25" style:family="text">
      <style:text-properties fo:color="#000000" style:font-name="Calibri" fo:font-size="10pt" officeooo:rsid="002c4709" style:font-name-asian="NSimSun1" style:font-size-asian="10pt" style:font-name-complex="Liberation Mono" style:font-size-complex="10pt"/>
    </style:style>
    <style:style style:name="T26" style:family="text">
      <style:text-properties fo:color="#000000" style:font-name="Calibri" fo:font-size="10pt" officeooo:rsid="002e8539" style:font-name-asian="NSimSun1" style:font-size-asian="10pt" style:font-name-complex="Liberation Mono" style:font-size-complex="10pt"/>
    </style:style>
    <style:style style:name="T27" style:family="text">
      <style:text-properties fo:color="#000000" style:font-name="Calibri" fo:font-size="10pt" officeooo:rsid="002f4196" style:font-name-asian="NSimSun1" style:font-size-asian="10pt" style:font-name-complex="Liberation Mono" style:font-size-complex="10pt"/>
    </style:style>
    <style:style style:name="T28" style:family="text">
      <style:text-properties fo:color="#000000" style:font-name="Calibri" fo:font-size="10pt" officeooo:rsid="00246802" style:font-name-asian="NSimSun1" style:font-size-asian="10pt" style:font-name-complex="Liberation Mono" style:font-size-complex="10pt"/>
    </style:style>
    <style:style style:name="T29" style:family="text">
      <style:text-properties fo:color="#000000" style:font-name="Calibri" fo:font-size="10pt" officeooo:rsid="0030c3b3" style:font-name-asian="NSimSun1" style:font-size-asian="10pt" style:font-name-complex="Liberation Mono" style:font-size-complex="10pt"/>
    </style:style>
    <style:style style:name="T30" style:family="text">
      <style:text-properties fo:color="#000000" style:font-name="Calibri" fo:font-size="10pt" officeooo:rsid="0025c416" style:font-name-asian="NSimSun1" style:font-size-asian="10pt" style:font-name-complex="Liberation Mono" style:font-size-complex="10pt"/>
    </style:style>
    <style:style style:name="T31" style:family="text">
      <style:text-properties fo:color="#000000" style:font-name="Calibri" fo:font-size="14pt" fo:font-weight="bold" officeooo:rsid="0025c416" style:font-size-asian="14pt" style:font-weight-asian="bold" style:font-size-complex="14pt" style:font-weight-complex="bold"/>
    </style:style>
    <style:style style:name="T32" style:family="text">
      <style:text-properties fo:color="#000000" style:font-name="Calibri" fo:font-size="14pt" fo:font-weight="bold" officeooo:rsid="00338f62" style:font-size-asian="14pt" style:font-weight-asian="bold" style:font-size-complex="14pt" style:font-weight-complex="bold"/>
    </style:style>
    <style:style style:name="T33" style:family="text">
      <style:text-properties fo:color="#000000" style:font-name="Calibri" officeooo:rsid="0025c416"/>
    </style:style>
    <style:style style:name="T34" style:family="text">
      <style:text-properties fo:color="#000000" officeooo:rsid="002e8539"/>
    </style:style>
    <style:style style:name="T35" style:family="text">
      <style:text-properties officeooo:rsid="00298d4e"/>
    </style:style>
    <style:style style:name="T36" style:family="text">
      <style:text-properties officeooo:rsid="002aa70e"/>
    </style:style>
    <style:style style:name="T37" style:family="text">
      <style:text-properties officeooo:rsid="002cc84a"/>
    </style:style>
    <style:style style:name="T38" style:family="text">
      <style:text-properties officeooo:rsid="002d5205"/>
    </style:style>
    <style:style style:name="T39" style:family="text">
      <style:text-properties fo:font-weight="bold" style:font-weight-asian="bold" style:font-weight-complex="bold"/>
    </style:style>
    <style:style style:name="T40" style:family="text">
      <style:text-properties fo:font-weight="bold" officeooo:rsid="002e8539" style:font-weight-asian="bold" style:font-weight-complex="bold"/>
    </style:style>
    <style:style style:name="T41" style:family="text">
      <style:text-properties officeooo:rsid="002e8539"/>
    </style:style>
    <style:style style:name="T42" style:family="text">
      <style:text-properties fo:font-size="10pt" fo:font-weight="normal" style:font-size-asian="8.75pt" style:font-weight-asian="normal" style:font-size-complex="10pt" style:font-weight-complex="normal"/>
    </style:style>
    <style:style style:name="T43" style:family="text">
      <style:text-properties officeooo:rsid="00246802"/>
    </style:style>
    <style:style style:name="T44" style:family="text">
      <style:text-properties officeooo:rsid="0025c416"/>
    </style:style>
    <style:style style:name="T45" style:family="text">
      <style:text-properties officeooo:rsid="003205de"/>
    </style:style>
    <style:style style:name="T46" style:family="text">
      <style:text-properties officeooo:rsid="0032f908"/>
    </style:style>
    <style:style style:name="T47" style:family="text">
      <style:text-properties officeooo:rsid="00338f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crittografia simmetri<text:span text:style-name="T36">ca</text:span></text:p>
      <text:p text:style-name="P1"/>
      <text:p text:style-name="P11">Prima di parlare della crittografia simmetrica, faccio una breve introduzione alla crittografia vera e propria.</text:p>
      <text:p text:style-name="P1"/>
      <text:p text:style-name="P12">CRITTOGRAFIA <text:span text:style-name="T41">#1</text:span></text:p>
      <text:p text:style-name="P1"/>
      <text:p text:style-name="P2"><text:span text:style-name="T7">S</text:span><text:span text:style-name="T6">econdo la definizione, </text:span><text:span text:style-name="T7">la crittografia</text:span><text:span text:style-name="T6"> è</text:span><text:span text:style-name="T1"> la branca della </text:span><text:span text:style-name="T2">crittologia </text:span><text:span text:style-name="T1">che tratta delle "</text:span><text:span text:style-name="T2">scritture </text:span><text:span text:style-name="T1">nascoste", ovvero dei metodi per rendere un messaggio "offuscato" in modo da non essere comprensibile a persone non autorizzate a leggerlo.</text:span><text:span text:style-name="T10"> </text:span></text:p>
      <text:p text:style-name="P4"/>
      <text:p text:style-name="P5">In pratica rappresenta l’insieme delle tecniche che consentono di realizzare la cifratura di un testo e la decifratura di un crittogramma.</text:p>
      <text:p text:style-name="P5"/>
      <text:p text:style-name="P16">Le tre funzioni più importanti che la crittografia permette sono di identificare un utente all’accesso alla rete o al singolo pc, autenticare un messaggio, ovvero accertarsi dell’identità dell’autore e dell’integrità del messaggio stesso, e infine firmare digitalmente un messaggio, in modo da poter permettere la verifica dell’autore.</text:p>
      <text:p text:style-name="P5"/>
      <text:p text:style-name="P5"><text:span text:style-name="T36">I due processi principali che compongono uno schema crittografico sono </text:span>: la cifratura e il decriptaggio</text:p>
      <text:p text:style-name="P5"/>
      <text:p text:style-name="P5">La cifratura è il processo attraverso il quale un messaggio viene reso incomprensibile, attraverso un algoritmo di cifratura che stabilisce una corrispondenza tra il testo in chiaro (plain text) ed il testo criptato (cipher text).</text:p>
      <text:p text:style-name="P5"/>
      <text:p text:style-name="P16">La decifratura invece è il processo inverso della cifratura, attraverso il quale un messaggio cifrato viene reso comprensibile, per poter essere letto dal destinatario.</text:p>
      <text:p text:style-name="P5"/>
      <text:p text:style-name="P5">Al posto della cifratura talvolta si può utilizzare anche una codifica, ovvero un ulteriore metodo che sostituisce le parole intere con altre, <text:span text:style-name="T36">mentre</text:span> la cifratura sostituisce le lettere ed i caratteri singoli.</text:p>
      <text:p text:style-name="P5"/>
      <text:p text:style-name="P5"><text:span text:style-name="T36">Una</text:span> regola di cifratura è composta d<text:span text:style-name="T36">a</text:span> due elementi: il primo è la regola vera e propria, quindi l’algoritmo utilizzato, che prende il nome di algoritmo di criptazione, mentre il secondo elemento è composto da uno o più parametri, che prendono il nome di chiave. </text:p>
      <text:p text:style-name="P5"/>
      <text:p text:style-name="P44">SCHEMI CRITTOGRAFICI <text:span text:style-name="T41">#2</text:span></text:p>
      <text:p text:style-name="P5"/>
      <text:p text:style-name="P15"><text:span text:style-name="T36">Si hanno due tipi di schema crittografico, dipendenti dal tipo di chiave utilizzata:</text:span></text:p>
      <text:p text:style-name="P15"><text:line-break/>Quando la chiave di cifratura, coincide con quella di decifratura, allora lo schema crittografico si dice simmetrico, e la chiave prende il nome di chiave comune.</text:p>
      <text:p text:style-name="P5"/>
      <text:p text:style-name="P5">Invece se la chiave di cifratura è diversa dalla chiave di decifratura lo schema crittografico si dice asimmetrico, e le chiavi prendono il nome di chiave pubblica per quella di cifratura e chiave privata per quella di decifratura.</text:p>
      <text:p text:style-name="P17"/>
      <text:p text:style-name="P44">CRITTOANALISI <text:span text:style-name="T41">#3</text:span></text:p>
      <text:p text:style-name="P19"/>
      <text:p text:style-name="P18">Contrapposta alla crittografia si pone la crittoanalisi, ovvero lo studio dei metodi per ottenere il significato di informazioni cifrate, senza aver accesso diretto all’informazione stessa.</text:p>
      <text:p text:style-name="P18"/>
      <text:p text:style-name="P20">Per poter effettuare un attacco, l’hacker deve conoscere l’algoritmo di cifratura, che è solitamente pubblico, e deve essere in possesso dei messaggi cifrati, per poter cercare di individuare la chiave utilizzata.</text:p>
      <text:p text:style-name="P18"/>
      <text:p text:style-name="P20">Il principio di Kerchoffs è molto importante all’interno del campo di sicurezza della crittologia, infatti stabilisce che è la chiave l’elemento fondamentale per la sicurezza di un sistema informatico, quindi la sicurezza di un crittosistema deve dipendere solamente dalla segretezza dalla chiave, e non dalla segretezza dell’algoritmo usato.</text:p>
      <text:p text:style-name="P20">Come corollario al principio, Shannon aggiunge la frase “il nemico conosce il sistema”. Inoltre Shannon identifica due proprietà fondamentali per la creazione di un algoritmo di cifratura sicuro, ovvero la confusione e la diffusione.</text:p>
      <text:p text:style-name="P20"/>
      <text:p text:style-name="P20"/>
      <text:p text:style-name="P20"/>
      <text:p text:style-name="P20"><text:soft-page-break/>La confusione è il fatto che la relazione tra la chiave e il testo sia quanto più complessa e non correlata, mentre la diffusione è la capacità dell’algoritmo di distribuire le correlazioni del testo lungo tutto l’alfabeto utilizzato dall’algoritmo.</text:p>
      <text:p text:style-name="P18"/>
      <text:p text:style-name="P18"/>
      <text:p text:style-name="P45">CIFRARI A CHIAVE SIMMETRICA <text:span text:style-name="T41">#4</text:span></text:p>
      <text:p text:style-name="P18"/>
      <text:p text:style-name="P20">Passiamo quindi ai cifrari a chiave simmetrica. Le quattro tipologie più famose sono DES, Triple-DES, IDEA e AES, ma ne esistono altre tipologie derivate da queste quattro. </text:p>
      <text:p text:style-name="P20"/>
      <text:p text:style-name="P20">Qui ho inserito l’anno di pubblicazione dell’algoritmo e il nome dei loro creatori.</text:p>
      <text:p text:style-name="P18"/>
      <text:p text:style-name="P18"/>
      <text:p text:style-name="P46">DES <text:span text:style-name="T41">#5</text:span></text:p>
      <text:p text:style-name="P18"/>
      <text:p text:style-name="P20">Il primo algoritmo di cui andrò a parlare è il DES, ovvero il Data Encryption Standard.</text:p>
      <text:p text:style-name="P20">E’ stato uno dei primi sistemi crittografici modermi a chiave simmetrica, sviluppato nel 1976, diventando uno standard negli Stati uniti per la protezione dei dati.</text:p>
      <text:p text:style-name="P18"/>
      <text:p text:style-name="P20">E’ un codice cifrato a blocchi, infatti la chiave segreta è un blocco di 64 bit, suddivisa in 8 sottoblocchi di 8 bit ciascuno, con l’ultimo bit utilizzato per il controllo di parità. Quindi di 64 si avranno 56 bit utili per la cifratura e 8 per il controllo.</text:p>
      <text:p text:style-name="P21"/>
      <text:p text:style-name="P56"><text:span text:style-name="T13">Il </text:span><text:span text:style-name="T23">m</text:span><text:span text:style-name="T24">essaggio</text:span><text:span text:style-name="T13"> da cifrare viene diviso in blocchi da </text:span><text:span text:style-name="T23">8 </text:span><text:span text:style-name="T25">byte</text:span><text:span text:style-name="T13"> ciascuno </text:span><text:span text:style-name="T14">e poi convertito in codifica ASCII, ottenendo blocchi da 64 bit.</text:span></text:p>
      <text:p text:style-name="P22"/>
      <text:p text:style-name="P56"><text:span text:style-name="T14">Se un blocco non dovesse </text:span><text:span text:style-name="T13">raggiungere la lunghezza desiderata di 64 bit, si dovrà utilizzare il procedimento detto “pad”, </text:span><text:span text:style-name="T23">i</text:span><text:span text:style-name="T25">mplementabile</text:span><text:span text:style-name="T13"> in diversi modi, </text:span><text:span text:style-name="T14">ad esempio </text:span><text:span text:style-name="T13">aggiungendo zeri fino alla lunghezza stabilita, oppure </text:span><text:span text:style-name="T14">nel caso di dati ascii</text:span><text:span text:style-name="T13"> </text:span><text:span text:style-name="T25">utilizzando</text:span><text:span text:style-name="T13"> </text:span><text:span text:style-name="T23">b</text:span><text:span text:style-name="T25">yte</text:span><text:span text:style-name="T13"> generati in modo casuale, specifican</text:span><text:span text:style-name="T14">d</text:span><text:span text:style-name="T13">o nell’ultimo il carattere ASCII corrispondente al numero di </text:span><text:span text:style-name="T23">b</text:span><text:span text:style-name="T25">yte</text:span><text:span text:style-name="T13"> aggiunti.</text:span></text:p>
      <text:p text:style-name="P22"/>
      <text:p text:style-name="P23">La struttura dell’algoritmo si compone di una permutazione iniziale ed una finale, dette IP e FP, che non hanno importanza per la cifratura ma sono state aggiunte per facilitare il caricamento dei blocchi sull’hardware utilizzato negli anni ‘70. <text:span text:style-name="T37">Dopodichè l’algoritmo prosegue attraverso una suddivisione del blocco di 64 bit in due metà da 32 bit che verranno processate alternativamente. Questo incrocio è detto rete di Feistel, fondamentale in quanto la sua struttura assicura che la cifratura e la decifratura siano processi simili, tenendo come unica differenza l’uso delle chiavi applicate in ordine inverso.</text:span></text:p>
      <text:p text:style-name="P24">Dopo questa fase l’algoritmo entra nel ciclo principale, dove ci saranno 16 round identici del processo, tramite la funzione Feistel.</text:p>
      <text:p text:style-name="P47"/>
      <text:p text:style-name="P48">FUNZIONE FEISTEL <text:span text:style-name="T41">#6</text:span></text:p>
      <text:p text:style-name="P48"/>
      <text:p text:style-name="P50">SBOX → <text:span text:style-name="T42">ricevono un numero n di bit in ingresso e li trasformano in m bit in uscita, vengono utilizate per oscurare le relazioni tra il testo in chiaro e il testo cifrato</text:span></text:p>
      <text:p text:style-name="P22"/>
      <text:p text:style-name="P24">La funzione Feistel opera su un mezzo blocco da 32 bit, ed è composta da 4 passi:</text:p>
      <text:p text:style-name="P24">Espansione, dove il blocco da 32 bit è espanso attraverso la permutazione di espansione a 48 bit, </text:p>
      <text:p text:style-name="P24">Miscelazione con la chiave, dove il risultato dell’espansione viene combinato con una sottochiave usando un’operazione XOR,</text:p>
      <text:p text:style-name="P24">Sostituzione, in cui il blocco viene diviso in 8 parti di 6 bit prima del processamento con le substitution box,</text:p>
      <text:p text:style-name="P24">che restituiscono 4 bit in output. Le S-Box rappresentano il cuore della sicurezza del DES, infatti senza di esse la cifratura sarebbe lineare e quindi facilmente violabile.</text:p>
      <text:p text:style-name="P24">L’ultimo passaggio riguarda la Permutazione, in cui i 32 bit risultanti dalle S-Box sono riordinati in base alle permutazioni fisse della permutation box.</text:p>
      <text:p text:style-name="P24"/>
      <text:p text:style-name="P24">L’alternanza di queste operazioni forniscono la confusione e diffusione, che come detto nella slide precedente, è una condizione necessaria per rendere sicura la cifratura.</text:p>
      <text:p text:style-name="P26"/>
      <text:p text:style-name="P6"><text:soft-page-break/><text:span text:style-name="T37">Inoltre</text:span> DES presenta un forte effetto valanga, ovvero <text:span text:style-name="T37">che</text:span> un cambiamento di pochi bit nel testo in chiaro può provocare un cambiamento di molti altri bit nel testo criptato, caratteristica questa desiderata da ogni algoritmo di criptazione.</text:p>
      <text:p text:style-name="P6"/>
      <text:p text:style-name="P27">L’algoritmo venne violato nel 1998 da oarte della Electronic Frontier Foundation che diffuse un comunicato stampa annunciando la sconfitta del DES effettuata per mano di un calcolatore costato 250.000 dollari, capace di forzare un messaggio criptato con DES in meno di sessanta ore.</text:p>
      <text:p text:style-name="P27"/>
      <text:p text:style-name="P28">Dalla sconfitta del DES inizierà la ricerca di un altro algoritmo destinato a diventare standard, per poter sostituire per l’appunto un DES obsoleto ed insicuro.</text:p>
      <text:p text:style-name="P28"/>
      <text:p text:style-name="P42"><text:span text:style-name="T39">3DES </text:span><text:span text:style-name="T40">#7</text:span></text:p>
      <text:p text:style-name="P42"><text:span text:style-name="T39"/></text:p>
      <text:p text:style-name="P27">Per poter mantenere lo standard DES venne creato nel 1999 il Triple DES, che si compone di tre passi di cifratura DES consecutivi, attraverso tre chiavi diverse.</text:p>
      <text:p text:style-name="P27"/>
      <text:p text:style-name="P27"><text:span text:style-name="T38">Le chiavi avranno una lunghezza</text:span> totale di 192 bit, di cui 24 di controllo, quindi 168 <text:span text:style-name="T38">bit </text:span>utili. </text:p>
      <text:p text:style-name="P27"><text:span text:style-name="T38">L’algoritmo avrà </text:span>quindi come miglior caratteristica rispetto al DES la lunghezza tripla della chiave, <text:span text:style-name="T38">rimanendo però sempre compatibile con il DES normale.</text:span></text:p>
      <text:p text:style-name="P6"/>
      <text:p text:style-name="P49">ALGORITMO <text:span text:style-name="T41">#8</text:span></text:p>
      <text:p text:style-name="P6"/>
      <text:p text:style-name="P6">La <text:span text:style-name="T38">struttura dell’algoritmo si compone</text:span> di tre fasi: la prima è <text:span text:style-name="T38">una</text:span> cifrazione <text:span text:style-name="T38">con</text:span> la prima chiave, poi viene eseguita una decifrazione con la seconda chiave, e infine un’altra cifrazione attraverso la terza chiave. </text:p>
      <text:p text:style-name="P6"/>
      <text:p text:style-name="P6">Per la decodifica i passi saranno inversi.</text:p>
      <text:p text:style-name="P6"/>
      <text:p text:style-name="P7">Il 3DES offre tre alternative per la scelta delle chiavi:</text:p>
      <text:p text:style-name="P7">- tre chiavi diverse ed indipendenti</text:p>
      <text:p text:style-name="P7">- le due chiavi di criptazione uguali e quella di decriptazione diversa</text:p>
      <text:p text:style-name="P7">- tre chiavi uguali</text:p>
      <text:p text:style-name="P7"/>
      <text:p text:style-name="P13"><text:span text:style-name="T8">Nella seconda alternativa si avranno 112 bit di sicurezza, dat</text:span><text:span text:style-name="T34">i dalle</text:span><text:span text:style-name="T8"> due chiavi da 56 bit.</text:span></text:p>
      <text:p text:style-name="P13"><text:span text:style-name="T34">L</text:span><text:span text:style-name="T8">a terza opzione viene presa in caso solamente in caso di messaggi DES, infatti <text:s/></text:span><text:span text:style-name="T3">l</text:span><text:span text:style-name="T5">a decifrazione</text:span><text:span text:style-name="T4"> non viene eseguita con la finalità di aumentare la robustezza del 3DES, ma sol</text:span><text:span text:style-name="T5">amente</text:span><text:span text:style-name="T4"> per renderlo retrocompatibile con il DES. </text:span></text:p>
      <text:p text:style-name="P13"><text:span text:style-name="T8">Infatti utilizzando tre chiavi uguali i primi due passaggi si annullerebbero, portando quindi ad una semplice cifratura DES.</text:span></text:p>
      <text:p text:style-name="P7"/>
      <text:p text:style-name="P43"><text:span text:style-name="T39">IDEA </text:span><text:span text:style-name="T40">#10</text:span></text:p>
      <text:p text:style-name="P7"/>
      <text:p text:style-name="P3"><text:span text:style-name="T11">L’algoritmo IDEA <text:s/></text:span><text:span text:style-name="T15">ovvero </text:span><text:span text:style-name="T11">International Data Encryption Algorithm </text:span><text:span text:style-name="T21">venne</text:span><text:span text:style-name="T11"> proposto nel 1991, </text:span><text:span text:style-name="T15">sempre per sostituire il DES diventato insicuro.</text:span></text:p>
      <text:p text:style-name="P7"/>
      <text:p text:style-name="P3"><text:span text:style-name="T11">Questo algoritmo si basa su concetti simili al DES, attraverso l’utilizzo di </text:span><text:span text:style-name="T21">c</text:span><text:span text:style-name="T26">hiave</text:span><text:span text:style-name="T11"> a 128 bit </text:span><text:span text:style-name="T21">e</text:span><text:span text:style-name="T11"> </text:span><text:span text:style-name="T21">i</text:span><text:span text:style-name="T26">l messaggio diviso in blocchi da 64 bit.</text:span><text:span text:style-name="T11"> </text:span></text:p>
      <text:p text:style-name="P3"><text:span text:style-name="T11"/></text:p>
      <text:p text:style-name="P30">L’IDEA tutt’oggi non è ancora stato forzato, essendo immune agli attacchi brutali grazie alla chiave a 128 bit, diventando quindi il cifrario a chiave segreta più utilizzato per i software commerciali di crittografia data la sua velocità di codifica e decodifica e per l’appunto la sua elevata sicurezza.</text:p>
      <text:p text:style-name="P30"/>
      <text:p text:style-name="P50">ALGORITMO #11</text:p>
      <text:p text:style-name="P30"/>
      <text:p text:style-name="P3"><text:span text:style-name="T12">In questo algoritmo la chiave d</text:span><text:span text:style-name="T16">a</text:span><text:span text:style-name="T12"> 128 bit viene divisa in </text:span><text:span text:style-name="T22">8</text:span><text:span text:style-name="T12"> sottochiavi d</text:span><text:span text:style-name="T16">a</text:span><text:span text:style-name="T12"> 16 bit ognuna, mentre i 64 bit del testo vengono divisi in 4 blocchi da 16 bit ciascuno. </text:span><text:span text:style-name="T16">L’algoritmo eseguirà una serie di 8 round identici, durante i quali vengono eseguite </text:span><text:span text:style-name="T27">tre</text:span><text:span text:style-name="T16"> operazioni sui blocchi da 16 bit del testo.</text:span></text:p>
      <text:p text:style-name="P3"><text:span text:style-name="T12"/></text:p>
      <text:p text:style-name="P33">Le operazioni eseguite sono lo XOR, l’addizione modulo 2^16, la moltiplicazione modulo 2^16+1.</text:p>
      <text:p text:style-name="P33"><text:soft-page-break/>Il passaggio fondamentale che determina la forza dell’algoritmo è la rotazione della chiave, infatti di 8 sottochiavi derivate dalla chiave da 128 bit ne vengono impiegate solo le prime 6, quindi ad ogni round sono utilizzati solo 96 dei 128 bit della chiave. Dopo ogni round la chiave viene ruotata di 25 bit a sinistra, riprendendo i primi 6 blocchi da 16 bit per il round successivo.</text:p>
      <text:p text:style-name="P33"/>
      <text:p text:style-name="P51"><text:span text:style-name="T43">AES </text:span>#12</text:p>
      <text:p text:style-name="P51"/>
      <text:p text:style-name="P40">L’ultimo algoritmo di cui andrò a parlare è l’AES, ovvero l’Advanced Encryption Standard, un algoritmo di cifratura a blocchi utilizzato come standard dal governo degli stati uniti.</text:p>
      <text:p text:style-name="P32"/>
      <text:p text:style-name="P8">Viene creato nel 1997, per conto di <text:span text:style-name="T35">due crittologi belgi</text:span>, partecipanti al concorso indetto dal NIST(National Institute of Standards and Technology) per la sostituzione del DES e la creazione di un nuovo standart crittografico.</text:p>
      <text:p text:style-name="P8"/>
      <text:p text:style-name="P8">Il NIST per valutare gli algoritmi partecipanti al concorso si basò su due diversi metri di giudizio:</text:p>
      <text:p text:style-name="P58"><text:span text:style-name="T17">Una prima valutazione verificò i requisiti fondamentali </text:span><text:span text:style-name="T18">di</text:span><text:span text:style-name="T17"> sicurezza, costo, caratteristiche dell’algoritmo e implementazione; Mentre nella seconda valutazione vennero analizzati gli aspetti </text:span><text:span text:style-name="T28">p</text:span><text:span text:style-name="T29">iù specifici.</text:span></text:p>
      <text:p text:style-name="P8"/>
      <text:p text:style-name="P8">L’algoritmo, presentato inizialmente con il nome di Rijndael, risultò vincitore e venne approvato come nuovo standard grazie alla sua velocità di esecuzione e alla sua robustezza alla crittanalisi.</text:p>
      <text:p text:style-name="P8"/>
      <text:p text:style-name="P52">ALGORITMO #13</text:p>
      <text:p text:style-name="P8"/>
      <text:p text:style-name="P34">Inizialmente il messaggio viene diviso in blocchi da 128 bit, mentre la chiave può essere di 128, 192 o 256 bit.</text:p>
      <text:p text:style-name="P34"/>
      <text:p text:style-name="P34">AES opera utilizzando matrici di 4x4 byte chiamate stati. La matrice ha 4 righe e 4 colonne nel caso di 128 bit in input, mentre se l’input viene aumentato verrà aggiunta una colonna ogni 32 bit.</text:p>
      <text:p text:style-name="P34"/>
      <text:p text:style-name="P59"><text:span text:style-name="T30">P</text:span><text:span text:style-name="T29">rima della codifica viene</text:span><text:span text:style-name="T19"> eseguit</text:span><text:span text:style-name="T18">o un passaggio iniziale, in cui</text:span><text:span text:style-name="T19"> l’algoritmo </text:span><text:span text:style-name="T30">c</text:span><text:span text:style-name="T29">ombina ogni byte della tabella del messaggio con la chiave di sessione, che viene calcolata dal gestore delle chiavi. </text:span></text:p>
      <text:p text:style-name="P59"><text:span text:style-name="T29"/></text:p>
      <text:p text:style-name="P60"><text:span text:style-name="T20">Gestore delle chiavi → funzione che crea delle sottochiavi partendo dalla chiave iniziale</text:span></text:p>
      <text:p text:style-name="P60"><text:span text:style-name="T20"/></text:p>
      <text:p text:style-name="P41">Si procede quindi con la codifica, che consiste in un insieme di 10 round, ciascuno composto da 4 trasformazioni.</text:p>
      <text:p text:style-name="P41"/>
      <text:p text:style-name="P36">La prima operazione è il <text:s/><text:span text:style-name="T44">Substitute Bytes, </text:span>in cui o<text:span text:style-name="T44">gni byte viene trasformato mediante </text:span>una S-box a 8 bit, che provvede a fornire la non linearità dell’algoritmo.</text:p>
      <text:p text:style-name="P9"/>
      <text:p text:style-name="P9"><text:span text:style-name="T45">Il secondo passaggio è lo </text:span>Shift Rows, <text:span text:style-name="T45">in cui le righe della matrice subiscono uno scorrimento di bytes nell’array.</text:span></text:p>
      <text:p text:style-name="P9"/>
      <text:p text:style-name="P9"><text:span text:style-name="T46">Poi si prosegue con il terzo passaggio, ovvero il </text:span>Mix Columns, <text:span text:style-name="T46">in cui i primi quattro byte di ogni colonna vengono combinati attraverso una trasformazione lineare invertibile.</text:span></text:p>
      <text:p text:style-name="P9"/>
      <text:p text:style-name="P37">Il secondo ed il terzo passaggio sono fondamentali per l’algoritmo in quanto provvedono a far rispettare i criteri di confusione e diffusione nell’algoritmo.</text:p>
      <text:p text:style-name="P9"/>
      <text:p text:style-name="P9"><text:span text:style-name="T46">L’ultimo passaggio si chiama </text:span>Add Round Key <text:span text:style-name="T46">ed</text:span> è la fase in cui viene inserita la chiave che rende il cifrario sicuro, <text:span text:style-name="T46">viene combinata la chiave di sessione con la matrice ottenuta dai passaggi precedenti attraverso uno XOR.</text:span></text:p>
      <text:p text:style-name="P9"/>
      <text:p text:style-name="P9">A ogni round la chiave è diversa e ricavata dalle precedenti ricorsivamente.</text:p>
      <text:p text:style-name="P9"/>
      <text:p text:style-name="P37">La fase di decifratura non è identica a quella di cifratura in quanto gli step vengono eseguiti in ordine inverso. </text:p>
      <text:p text:style-name="P9"/>
      <text:p text:style-name="P61"><text:span text:style-name="T31"/></text:p>
      <text:p text:style-name="P62"><text:span text:style-name="T31">Vantaggi e svantaggi degli algoritmi simmetrici </text:span><text:span text:style-name="T32">#14</text:span></text:p>
      <text:p text:style-name="P61"><text:span text:style-name="T31"/></text:p>
      <text:p text:style-name="P55"><text:span text:style-name="T33">I</text:span><text:span text:style-name="T9">n conclusione, voglio parlare dei vantaggi e degli svantaggi degli algoritmi simmetrici.</text:span></text:p>
      <text:p text:style-name="P9"/>
      <text:p text:style-name="P38">I vantaggi degli algoritmi a cifratura simmetrica riguardano la loro velocità e la potenza di calcolo richiesta molto bassa, mentre gli algoritmi a cifratura asimmetrica sono molto più lenti e richiedono una potenza di calcolo maggiore a causa delle chiavi più lunghe.</text:p>
      <text:p text:style-name="P9"/>
      <text:p text:style-name="P9"><text:span text:style-name="T47">Dall’altra parte </text:span>I<text:span text:style-name="T47">l</text:span> punto debole <text:span text:style-name="T47">degli algoritmi simmetrici</text:span> è la distribuzione della chiave. Infatti dato che viene usata per cifrare e decifrare informazioni, deve essere distribuita a chiunque dovrà accedervi, cosa che ovviamente comporta rischi di sicurezza.</text:p>
      <text:p text:style-name="P9"/>
      <text:p text:style-name="P39">Questi limiti vengono superati dalla crittografia asimmetrica, dove non è necessario concordare chiavi di cifratura</text:p>
      <text:p text:style-name="P39"/>
      <text:p text:style-name="P39"/>
      <text:p text:style-name="P53">HO CONCLUSO</text:p>
      <text:p text:style-name="P5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03T12:18:58.223000000</dc:date>
    <meta:editing-duration>PT1H38M32S</meta:editing-duration>
    <meta:editing-cycles>6</meta:editing-cycles>
    <meta:generator>LibreOffice/6.3.2.2$Windows_X86_64 LibreOffice_project/98b30e735bda24bc04ab42594c85f7fd8be07b9c</meta:generator>
    <meta:print-date>2020-04-03T12:18:32.266000000</meta:print-date>
    <meta:document-statistic meta:table-count="0" meta:image-count="0" meta:object-count="0" meta:page-count="5" meta:paragraph-count="91" meta:word-count="2123" meta:character-count="13553" meta:non-whitespace-character-count="11507"/>
  </office:meta>
</office:document-meta>
</file>